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C" style:family="table">
      <style:table-properties style:width="17.013cm" fo:margin-left="0cm" table:align="left"/>
    </style:style>
    <style:style style:name="TC.A" style:family="table-column">
      <style:table-column-properties style:column-width="2.99cm"/>
    </style:style>
    <style:style style:name="TC.B" style:family="table-column">
      <style:table-column-properties style:column-width="14.023cm"/>
    </style:style>
    <style:style style:name="T_5f_T_5f_C" style:display-name="T_T_C" style:family="table">
      <style:table-properties style:width="17.013cm" fo:margin-left="0cm" table:align="left"/>
    </style:style>
    <style:style style:name="T_5f_T_5f_C.A" style:display-name="T_T_C.A" style:family="table-column">
      <style:table-column-properties style:column-width="3.254cm"/>
    </style:style>
    <style:style style:name="T_5f_T_5f_C.B" style:display-name="T_T_C.B" style:family="table-column">
      <style:table-column-properties style:column-width="13.758cm"/>
    </style:style>
    <style:style style:name="T_5f_T_5f_C.A1" style:display-name="T_T_C.A1" style:family="table-cell">
      <style:table-cell-properties fo:padding="0cm" fo:border="none"/>
    </style:style>
    <style:style style:name="TTColumns" style:family="table">
      <style:table-properties style:width="17.013cm" fo:margin-left="0cm" table:align="left"/>
    </style:style>
    <style:style style:name="TTColumns.A" style:family="table-column">
      <style:table-column-properties style:column-width="5.318cm"/>
    </style:style>
    <style:style style:name="TTColumns.B" style:family="table-column">
      <style:table-column-properties style:column-width="7.17cm"/>
    </style:style>
    <style:style style:name="TTColumns.C" style:family="table-column">
      <style:table-column-properties style:column-width="1.138cm"/>
    </style:style>
    <style:style style:name="TTColumns.D" style:family="table-column">
      <style:table-column-properties style:column-width="3.387cm"/>
    </style:style>
    <style:style style:name="TTColumns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013cm" fo:margin-left="0cm" table:align="left"/>
    </style:style>
    <style:style style:name="Taula1.A" style:family="table-column">
      <style:table-column-properties style:column-width="5.318cm"/>
    </style:style>
    <style:style style:name="Taula1.B" style:family="table-column">
      <style:table-column-properties style:column-width="7.17cm"/>
    </style:style>
    <style:style style:name="Taula1.C" style:family="table-column">
      <style:table-column-properties style:column-width="1.138cm"/>
    </style:style>
    <style:style style:name="Taula1.D" style:family="table-column">
      <style:table-column-properties style:column-width="3.387cm"/>
    </style:style>
    <style:style style:name="Taula1.A1" style:family="table-cell">
      <style:table-cell-properties fo:padding="0cm" fo:border="none"/>
    </style:style>
    <style:style style:name="P1" style:family="paragraph" style:parent-style-name="Standard">
      <style:text-properties officeooo:paragraph-rsid="0034596e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font-weight="bold" officeooo:rsid="001a9631" officeooo:paragraph-rsid="001a963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officeooo:rsid="001a9631" officeooo:paragraph-rsid="001a9631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officeooo:rsid="002ef33c" officeooo:paragraph-rsid="002ef33c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padding="0cm" fo:border="none" style:shadow="none"/>
      <style:text-properties fo:text-transform="uppercase" fo:font-size="14pt" style:text-underline-style="solid" style:text-underline-width="bold" style:text-underline-color="font-color" fo:font-weight="bold" officeooo:rsid="001a9631" officeooo:paragraph-rsid="001a9631" style:font-size-asian="14pt" style:font-weight-asian="bold" style:font-size-complex="14pt" style:font-weight-complex="bold"/>
    </style:style>
    <style:style style:name="T1" style:family="text">
      <style:text-properties officeooo:rsid="00585cd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rop-down text:name=""><text:label text:current-selected="true" text:value="|-.category.-|"/><text:label text:value="[[repeatIn(objects,'category')]]"/>|-.category.-|</text:drop-down></text:p>
      <text:p text:style-name="Standard"/>
      <table:table table:name="TC" table:style-name="TC">
        <table:table-column table:style-name="TC.A"/>
        <table:table-column table:style-name="TC.B"/>
        <table:table-row>
          <table:table-cell office:value-type="string">
            <text:p text:style-name="P4">Category:</text:p>
          </table:table-cell>
          <table:table-cell office:value-type="string">
            <text:p text:style-name="P3"><text:drop-down text:name=""><text:label text:current-selected="true" text:value="[3, 4]"/><text:label text:value="[[ category.course_ids and category.name or removeParentNode('story')]]"/>[3, 4]</text:drop-down></text:p>
          </table:table-cell>
        </table:table-row>
      </table:table>
      <text:p text:style-name="P1"/>
      <table:table table:name="T_T_C" table:style-name="T_5f_T_5f_C">
        <table:table-column table:style-name="T_5f_T_5f_C.A"/>
        <table:table-column table:style-name="T_5f_T_5f_C.B"/>
        <table:table-row>
          <table:table-cell table:style-name="T_5f_T_5f_C.A1" office:value-type="string">
            <text:p text:style-name="P8">Courses</text:p>
          </table:table-cell>
          <table:table-cell table:style-name="T_5f_T_5f_C.A1" office:value-type="string">
            <text:p text:style-name="P5"/>
          </table:table-cell>
        </table:table-row>
      </table:table>
      <text:p text:style-name="Standard"/>
      <table:table table:name="TTColumns" table:style-name="TTColumns">
        <table:table-column table:style-name="TTColumns.A"/>
        <table:table-column table:style-name="TTColumns.B"/>
        <table:table-column table:style-name="TTColumns.C"/>
        <table:table-column table:style-name="TTColumns.D"/>
        <table:table-row>
          <table:table-cell table:style-name="TTColumns.A1" office:value-type="string">
            <text:p text:style-name="P7">Name</text:p>
          </table:table-cell>
          <table:table-cell table:style-name="TTColumns.A1" office:value-type="string">
            <text:p text:style-name="P7">Subject</text:p>
          </table:table-cell>
          <table:table-cell table:style-name="TTColumns.A1" office:value-type="string">
            <text:p text:style-name="P7">Total hours</text:p>
          </table:table-cell>
          <table:table-cell table:style-name="TTColumns.A1" office:value-type="string">
            <text:p text:style-name="P7">Professor</text:p>
          </table:table-cell>
        </table:table-row>
      </table:table>
      <text:section text:style-name="Sect1" text:name="S_Course">
        <text:p text:style-name="P2"><text:drop-down text:name=""><text:label text:current-selected="true" text:value="|-.Courses.-|"/><text:label text:value="[[repeatIn(category.course_ids,'course_ids')]]"/>|-.Courses.-|</text:drop-down></text:p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>
            <table:table-cell table:style-name="Taula1.A1" office:value-type="string">
              <text:p text:style-name="P6"><text:drop-down text:name=""><text:label text:current-selected="true" text:value="ProgramaciÃ³"/><text:label text:value="[[ course_ids.description ]]"/>ProgramaciÃ³</text:drop-down></text:p>
            </table:table-cell>
            <table:table-cell table:style-name="Taula1.A1" office:value-type="string">
              <text:p text:style-name="P6"><text:drop-down text:name=""><text:label text:current-selected="true" text:value="ProgramaciÃ³"/><text:label text:value="[[ course_ids.subject ]]"/>ProgramaciÃ³</text:drop-down></text:p>
            </table:table-cell>
            <table:table-cell table:style-name="Taula1.A1" office:value-type="string">
              <text:p text:style-name="P6"><text:drop-down text:name=""><text:label text:current-selected="true" text:value="180"/><text:label text:value="[[ course_ids.hours_total ]]"/>180</text:drop-down></text:p>
            </table:table-cell>
            <table:table-cell table:style-name="Taula1.A1" office:value-type="string">
              <text:p text:style-name="P6"><text:drop-down text:name=""><text:label text:current-selected="true" text:value="Isidre GuixÃ "/><text:label text:value="[[ course_ids.prof_id.name ]]"/>Isidre GuixÃ </text:drop-down>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2:37:03.68</meta:creation-date>
    <dc:date>2016-01-11T12:27:17.59</dc:date>
    <meta:editing-duration>PT1H47M5S</meta:editing-duration>
    <meta:editing-cycles>60</meta:editing-cycles>
    <meta:generator>LibreOffice/3.6$Windows_x86 LibreOffice_project/5b93205-6e6b3fc-7830f6d-c08ad66-1d9bf4</meta:generator>
    <meta:document-statistic meta:table-count="4" meta:image-count="0" meta:object-count="0" meta:page-count="1" meta:paragraph-count="13" meta:word-count="18" meta:character-count="120" meta:non-whitespace-character-count="116"/>
    <meta:user-defined meta:name="Informació 1"/>
    <meta:user-defined meta:name="Informació 2"/>
    <meta:user-defined meta:name="Informació 3"/>
    <meta:user-defined meta:name="Informació 4">school.course.category</meta:user-defined>
  </office:meta>
</office:document-meta>
</file>